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0f9" officeooo:paragraph-rsid="001720f9"/>
    </style:style>
    <style:style style:name="P2" style:family="paragraph" style:parent-style-name="Standard">
      <style:text-properties officeooo:paragraph-rsid="001720f9"/>
    </style:style>
    <style:style style:name="P3" style:family="paragraph" style:parent-style-name="Table_20_Contents">
      <style:text-properties officeooo:rsid="001720f9" officeooo:paragraph-rsid="001720f9"/>
    </style:style>
    <style:style style:name="P4" style:family="paragraph" style:parent-style-name="Standard">
      <style:text-properties officeooo:rsid="001720f9" officeooo:paragraph-rsid="001720f9"/>
    </style:style>
    <style:style style:name="P5" style:family="paragraph" style:parent-style-name="Standard">
      <style:text-properties officeooo:rsid="0018607a" officeooo:paragraph-rsid="0018607a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F" fo:font-size="12pt"/>
    </style:style>
    <style:style style:name="P8" style:family="paragraph">
      <loext:graphic-properties draw:fill="none" draw:fill-color="#ffffff"/>
      <style:text-properties style:font-name="F" fo:font-size="12pt"/>
    </style:style>
    <style:style style:name="T1" style:family="text">
      <style:text-properties officeooo:rsid="001842e2"/>
    </style:style>
    <style:style style:name="T2" style:family="text">
      <style:text-properties officeooo:rsid="0018607a"/>
    </style:style>
    <style:style style:name="T3" style:family="text">
      <style:text-properties officeooo:rsid="0019db5d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ítulo: Ejercicios conceptuales Módulo 1 Unidad 2</text:p>
      <text:p text:style-name="P1">Alumno: Gustavo Vladimir Diaz</text:p>
      <text:p text:style-name="P1">Curso: Diplomatura en Bases de Datos</text:p>
      <text:p text:style-name="P1">Fecha: 31/08/2020</text:p>
      <text:p text:style-name="P1"/>
      <text:p text:style-name="P1">Ejercicio conceptual 2.<text:span text:style-name="T3">3</text:span></text:p>
      <text:p text:style-name="P1">Enunciado: </text:p>
      <text:p text:style-name="P1"><text:s/>Escriba la sentencia de recuperación de datos que permita ver los DNI y los</text:p>
      <text:p text:style-name="P1">nombres</text:p>
      <text:p text:style-name="P1"/>
      <text:p text:style-name="P5">Desarrollo:</text:p>
      <text:p text:style-name="P5"/>
      <text:p text:style-name="P5"><draw:frame draw:style-name="fr1" draw:name="Marco1" text:anchor-type="paragraph" svg:x="0.06cm" svg:y="0.473cm" svg:width="14.422cm" draw:z-index="0"><draw:text-box fo:min-height="1.452cm"><text:p text:style-name="Text"><draw:frame text:anchor-type="paragraph" draw:z-index="1" draw:name="Forma1" draw:style-name="gr2" draw:text-style-name="P8" svg:width="14.421cm" svg:height="1.001cm" svg:x="0cm" svg:y="0cm"><draw:text-box><text:p text:style-name="P7">SELECT dni, nombre FROM datos_futbolistas;</text:p><text:p text:style-name="P7"/></draw:text-box></draw:frame>Texto <text:sequence text:ref-name="refText0" text:name="Text" text:formula="ooow:Text+1" style:num-format="1">1</text:sequence>: Código implementado en ejercicio</text:p><text:p text:style-name="Text"/></draw:text-box></draw:frame><draw:frame text:anchor-type="paragraph" draw:z-index="2" draw:name="Forma2" draw:style-name="gr1" draw:text-style-name="P6" svg:width="14.288cm" svg:height="3.017cm" svg:x="0.06cm" svg:y="3.854cm"><draw:text-box><text:p>La salida de este script fue:</text:p><text:p/><text:p>dni<text:tab/>nombre</text:p><text:p>31222333<text:tab/>Alberto</text:p><text:p>30222444<text:tab/>Juan</text:p><text:p>29444333<text:tab/>José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7:47:39.678502905</meta:creation-date>
    <dc:date>2020-08-31T18:44:49.824139403</dc:date>
    <meta:editing-duration>PT19M34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10" meta:word-count="45" meta:character-count="301" meta:non-whitespace-character-count="264"/>
  </office:meta>
</office:document-meta>
</file>